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5DC000000429A4EEF72.png"/>
  <manifest:file-entry manifest:media-type="image/png" manifest:full-path="Pictures/10000201000005DC0000005CB3AAC7C1.png"/>
  <manifest:file-entry manifest:media-type="image/png" manifest:full-path="Pictures/100002000000013B00000134FEFCB7D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6" style:family="graphic">
      <style:graphic-properties style:protect="size"/>
    </style:style>
    <style:style style:name="pr1" style:family="presentation" style:parent-style-name="Title12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Title12-title">
      <style:graphic-properties fo:min-height="1.681cm"/>
    </style:style>
    <style:style style:name="pr3" style:family="presentation" style:parent-style-name="Title12-outline1">
      <style:graphic-properties fo:min-height="13.86cm"/>
    </style:style>
    <style:style style:name="pr4" style:family="presentation" style:parent-style-name="Title12-notes">
      <style:graphic-properties draw:fill-color="#ffffff" fo:min-height="12.569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end" fo:text-indent="0cm" style:line-break="strict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line-height="102%" fo:text-align="end" fo:text-indent="0cm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0c3776" fo:font-size="16pt" fo:language="en" fo:country="GB" fo:font-weight="bold" style:font-size-asian="16pt" style:font-weight-asian="bold" style:font-size-complex="16pt" style:font-weight-complex="bold"/>
    </style:style>
    <style:style style:name="T2" style:family="text">
      <style:text-properties fo:color="#e7ebf3" fo:font-size="16pt" fo:language="en" fo:country="GB" fo:font-weight="bold" style:font-size-asian="16pt" style:font-weight-asian="bold" style:font-size-complex="16pt" style:font-weight-complex="bold"/>
    </style:style>
    <style:style style:name="T3" style:family="text">
      <style:text-properties fo:color="#0c3776" fo:font-size="48pt" fo:language="en" fo:country="GB" fo:font-weight="bold" style:font-size-asian="48pt" style:font-weight-asian="bold" style:font-size-complex="48pt" style:font-weight-complex="bold"/>
    </style:style>
    <style:style style:name="T4" style:family="text">
      <style:text-properties fo:color="#0c3776" fo:font-size="32pt" fo:language="en" fo:country="GB" fo:font-weight="bold" style:font-size-asian="32pt" style:font-weight-asian="bold" style:font-size-complex="32pt" style:font-weight-complex="bold"/>
    </style:style>
    <style:style style:name="T5" style:family="text">
      <style:text-properties fo:color="#0c3776" fo:font-size="19pt" fo:language="en" fo:country="GB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color="#0c3776" fo:language="en" fo:country="GB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c3776" style:text-position="33% 58%" fo:language="en" fo:country="GB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9" style:family="text">
      <style:text-properties fo:color="#b3b3b3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0000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le12" presentation:presentation-page-layout-name="AL1T0" presentation:use-date-time-name="dtd1" xml:id="id1" draw:id="id1">
        <office:forms form:automatic-focus="false" form:apply-design-mode="false"/>
        <draw:custom-shape draw:name="Datumsplatzhalter 2" draw:style-name="gr1" draw:text-style-name="P2" draw:layer="layout" svg:width="3.806cm" svg:height="1.226cm" svg:x="0.269cm" svg:y="19.698cm">
          <text:p text:style-name="P1"><text:span text:style-name="T1"><text:date style:data-style-name="D3" text:date-value="2014-08-21">21/08/14</text:date></text:span></text:p>
          <draw:enhanced-geometry svg:viewBox="0 0 21600 21600" draw:type="mso-spt202" draw:enhanced-path="M 0 0 L 21600 0 21600 21600 0 21600 0 0 Z N"/>
        </draw:custom-shape>
        <draw:custom-shape draw:name="Fußzeilenplatzhalter 3" draw:style-name="gr1" draw:text-style-name="P2" draw:layer="layout" svg:width="19.681cm" svg:height="1.226cm" svg:x="4.445cm" svg:y="19.698cm">
          <text:p text:style-name="P1"><text:span text:style-name="T2">Info</text:span></text:p>
          <draw:enhanced-geometry svg:viewBox="0 0 21600 21600" draw:type="mso-spt202" draw:enhanced-path="M 0 0 L 21600 0 21600 21600 0 21600 0 0 Z N"/>
        </draw:custom-shape>
        <draw:custom-shape draw:name="Foliennummernplatzhalter 4" draw:style-name="gr1" draw:text-style-name="P2" draw:layer="layout" svg:width="3.233cm" svg:height="1.226cm" svg:x="24.262cm" svg:y="19.698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AutoShape 1" draw:style-name="gr2" draw:text-style-name="P2" draw:layer="layout" svg:width="13.397cm" svg:height="11.986cm" svg:x="14.605cm" svg:y="7.62cm">
          <text:p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3" draw:text-style-name="P2" draw:layer="layout" svg:width="12.109cm" svg:height="13.256cm" svg:x="15.893cm" svg:y="6.35cm">
          <text:p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4" draw:text-style-name="P2" draw:layer="layout" svg:width="28.002cm" svg:height="4.035cm" svg:x="0cm" svg:y="2.703cm">
          <text:p text:style-name="P4"><text:span text:style-name="T3">dCache configuration in the WLCG Tier-2, in practice</text:span></text:p>
          <text:p text:style-name="P4"><text:span text:style-name="T4"><text:s/></text:span><text:span text:style-name="T4">(for v2.2.4 on SL6.5 64bit, in the ATLAS experiment)</text:span></text:p>
          <draw:enhanced-geometry svg:viewBox="0 0 21600 21600" draw:type="mso-spt202" draw:enhanced-path="M 0 0 L 21600 0 21600 21600 0 21600 0 0 Z N"/>
        </draw:custom-shape>
        <draw:custom-shape draw:name="Text Box 8" draw:style-name="gr4" draw:text-style-name="P2" draw:layer="layout" svg:width="28.002cm" svg:height="1.018cm" svg:x="0cm" svg:y="11.097cm">
          <text:p text:style-name="P4"><text:span text:style-name="T5">Gen Kawamura</text:span></text:p>
          <draw:enhanced-geometry svg:viewBox="0 0 21600 21600" draw:type="mso-spt202" draw:enhanced-path="M 0 0 L 21600 0 21600 21600 0 21600 0 0 Z N"/>
        </draw:custom-shape>
        <draw:custom-shape draw:name="Text Box 9" draw:style-name="gr4" draw:text-style-name="P2" draw:layer="layout" svg:width="28.002cm" svg:height="0.988cm" svg:x="0cm" svg:y="12.411cm">
          <text:p text:style-name="P4"><text:span text:style-name="T6">2</text:span><text:span text:style-name="T7">nd</text:span><text:span text:style-name="T6"> Institute Of Physics, Georg-August-Universität Göttingen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name="Rectangle 6" draw:style-name="gr5" draw:text-style-name="P2" draw:layer="layout" svg:width="9.367cm" svg:height="1.394cm" svg:x="12.219cm" svg:y="26.542cm">
            <text:p text:style-name="P5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12" presentation:presentation-page-layout-name="AL2T1" presentation:use-date-time-name="dtd1" xml:id="id2" draw:id="id2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Table of contents</text:p>
          </draw:text-box>
        </draw:frame>
        <draw:frame presentation:style-name="pr3" draw:layer="layout" svg:width="25.197cm" svg:height="13.86cm" svg:x="1.397cm" svg:y="3.712cm" presentation:class="outline" presentation:user-transformed="true">
          <draw:text-box>
            <text:list text:style-name="L3">
              <text:list-item>
                <text:p>Installing dCache</text:p>
              </text:list-item>
              <text:list-item>
                <text:p>Postgresql configuration</text:p>
              </text:list-item>
              <text:list-item>
                <text:p>Information provider in WLCG, door and Queue configurations</text:p>
              </text:list-item>
              <text:list-item>
                <text:p>ATLAS VO role configuration</text:p>
              </text:list-item>
              <text:list-item>
                <text:p>dCache disk pool and pool configuration</text:p>
              </text:list-item>
              <text:list-item>
                <text:p>Space reservation takens in ATLAS</text:p>
              </text:list-item>
              <text:list-item>
                <text:p>Performance tuning of RAID cards and etc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2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2" presentation:presentation-page-layout-name="AL2T1" presentation:use-date-time-name="dtd1" xml:id="id3" draw:id="id3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Table of contents</text:p>
          </draw:text-box>
        </draw:frame>
        <draw:frame presentation:style-name="pr3" draw:layer="layout" svg:width="25.197cm" svg:height="13.86cm" svg:x="1.397cm" svg:y="3.712cm" presentation:class="outline" presentation:user-transformed="true">
          <draw:text-box>
            <text:list text:style-name="L3">
              <text:list-item>
                <text:p>Installing dCache</text:p>
              </text:list-item>
              <text:list-item>
                <text:p><text:span text:style-name="T9">Postgresql configuration</text:span></text:p>
              </text:list-item>
              <text:list-item>
                <text:p><text:span text:style-name="T9">Information provider in WLCG, door and Queue configurations</text:span></text:p>
              </text:list-item>
              <text:list-item>
                <text:p><text:span text:style-name="T9">ATLAS VO role configuration</text:span></text:p>
              </text:list-item>
              <text:list-item>
                <text:p><text:span text:style-name="T9">dCache disk pool and pool configuration</text:span></text:p>
              </text:list-item>
              <text:list-item>
                <text:p><text:span text:style-name="T9">Space reservation takens in ATLAS</text:span></text:p>
              </text:list-item>
              <text:list-item>
                <text:p><text:span text:style-name="T9">Performance tuning of RAID cards and etc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3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3" draw:master-page-name="Title12" presentation:presentation-page-layout-name="AL2T1" presentation:use-date-time-name="dtd1" xml:id="id4" draw:id="id4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Before installing dCache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Disabling YUM, to avoid unnecessary corruption or dependency problems in the future</text:p>
              </text:list-item>
              <text:list-item>
                <text:p>Installing UMD-2</text:p>
              </text:list-item>
              <text:list-item>
                <text:p>Installing LCG CA certificate authority file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4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2" presentation:presentation-page-layout-name="AL2T1" presentation:use-date-time-name="dtd1" xml:id="id5" draw:id="id5">
        <office:forms form:automatic-focus="false" form:apply-design-mode="false"/>
        <draw:frame presentation:style-name="pr2" draw:text-style-name="P8" draw:layer="layout" svg:width="16.506cm" svg:height="1.681cm" svg:x="10.795cm" svg:y="0cm" presentation:class="title" presentation:user-transformed="true">
          <draw:text-box>
            <text:p><text:span text:style-name="T10">Disabling YUM and installing UMD2</text:span></text:p>
          </draw:text-box>
        </draw:frame>
        <draw:frame presentation:style-name="pr3" draw:layer="layout" svg:width="25.197cm" svg:height="14.924cm" svg:x="1.397cm" svg:y="2.912cm" presentation:class="outline" presentation:user-transformed="true">
          <draw:text-box>
            <text:list text:style-name="L3">
              <text:list-item>
                <text:p>Run “<text:span text:style-name="T11">disable_yum.sh</text:span>” (download from <text:span text:style-name="T12">here</text:span>)</text:p>
              </text:list-item>
              <text:list-item>
                <text:p>Deleting dag, Installing epel and UMD2</text:p>
                <text:list>
                  <text:list-header>
                    <text:p><text:span text:style-name="T13">EPEL_RPM=epel-release-6-8.noarch.rpm</text:span></text:p>
                    <text:p><text:span text:style-name="T13">UMD_RPM=umd-release-2.0.0-2.el6.noarch.rpm</text:span></text:p>
                    <text:p><text:span text:style-name="T13">[ -e /etc/yum.repos.d/dag.repo ] &amp;&amp; rm -v /etc/yum.repos.d/dag.repo</text:span></text:p>
                    <text:p><text:span text:style-name="T13">rpm -e epel-release umd-release</text:span></text:p>
                    <text:p><text:span text:style-name="T13">wget http://dl.fedoraproject.org/pub/epel/6/x86_64/$EPEL_VERSION -O $HOME/$EPEL_RPM</text:span></text:p>
                    <text:p><text:span text:style-name="T13">yum -y install $HOME/$EPEL_RPM</text:span></text:p>
                    <text:p><text:span text:style-name="T13">wget http://repository.egi.eu/sw/production/umd/2/sl6/x86_64/updates/$UMD_VERSION -O $HOME/$UMD_RPM</text:span></text:p>
                    <text:p><text:span text:style-name="T13">yum -y install $HOME/$UMD_RPM</text:span></text:p>
                    <text:p><text:span text:style-name="T13">yum clean all 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2" presentation:presentation-page-layout-name="AL2T1" presentation:use-date-time-name="dtd1" xml:id="id6" draw:id="id6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stalling CA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Activate certificate authority public keys</text:p>
                <text:p><text:span text:style-name="T13"># Installing EGI CA</text:span></text:p>
                <text:p><text:span text:style-name="T13">yum -y install yum-protectbase ca-policy-egi-core fetch-crl</text:span></text:p>
                <text:p><text:span text:style-name="T13"/></text:p>
                <text:p><text:span text:style-name="T13"># activate periodic CRL update</text:span></text:p>
                <text:p><text:span text:style-name="T13">chkconfig fetch-crl-boot on</text:span></text:p>
                <text:p><text:span text:style-name="T13">chkconfig fetch-crl-cron on</text:span>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6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3" draw:master-page-name="Title12" presentation:presentation-page-layout-name="AL2T1" presentation:use-date-time-name="dtd1" xml:id="id7" draw:id="id7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stalling dCache on head node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Installing required packages and dCache </text:p>
                <text:p><text:span text:style-name="T13"># Installing EGI CA</text:span></text:p>
                <text:p><text:span text:style-name="T13">yum -y install java-1.6.0-openjdk-devel ruby</text:span></text:p>
                <text:p><text:span text:style-name="T13">yum -y install postgresql-server postgresql</text:span></text:p>
                <text:p><text:span text:style-name="T13">yum -y install bdii glue-schema</text:span></text:p>
                <text:p><text:span text:style-name="T13">yum -y install dcache-server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7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2" presentation:presentation-page-layout-name="AL2T1" presentation:use-date-time-name="dtd1" xml:id="id8" draw:id="id8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PostgreSQL configuration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8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12" presentation:presentation-page-layout-name="AL2T1" presentation:use-date-time-name="dtd1" xml:id="id9" draw:id="id9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formation provider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style-name="gr6" draw:layer="layout" svg:width="13.966cm" svg:height="10.474cm" svg:x="3.81cm" svg:y="2.12cm" draw:page-number="9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3" draw:master-page-name="Title12" presentation:presentation-page-layout-name="AL2T1" presentation:use-date-time-name="dtd1" xml:id="id10" draw:id="id10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Queue configuration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style-name="gr6" draw:layer="layout" svg:width="13.966cm" svg:height="10.474cm" svg:x="3.81cm" svg:y="2.12cm" draw:page-number="10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Title12" presentation:presentation-page-layout-name="AL2T1" presentation:use-date-time-name="dtd1" xml:id="id11" draw:id="id11">
        <draw:frame presentation:style-name="pr2" draw:layer="layout" svg:width="16.506cm" svg:height="1.681cm" svg:x="10.795cm" svg:y="0cm" presentation:class="title">
          <draw:text-box>
            <text:p>ATLAS VO role configuration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1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2" draw:style-name="dp3" draw:master-page-name="Title12" presentation:presentation-page-layout-name="AL2T1" presentation:use-date-time-name="dtd1" xml:id="id12" draw:id="id12">
        <draw:frame presentation:style-name="pr2" draw:layer="layout" svg:width="16.506cm" svg:height="1.681cm" svg:x="10.795cm" svg:y="0cm" presentation:class="title" presentation:user-transformed="true">
          <draw:text-box>
            <text:p>Installing dCache in disk pool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2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3" draw:master-page-name="Title12" presentation:presentation-page-layout-name="AL2T1" presentation:use-date-time-name="dtd1" xml:id="id13" draw:id="id13">
        <draw:frame presentation:style-name="pr2" draw:layer="layout" svg:width="16.506cm" svg:height="1.681cm" svg:x="10.795cm" svg:y="0cm" presentation:class="title">
          <draw:text-box>
            <text:p>Pool configuration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6" draw:layer="layout" svg:width="13.966cm" svg:height="10.474cm" svg:x="3.81cm" svg:y="2.12cm" draw:page-number="13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3" draw:master-page-name="Title12" presentation:presentation-page-layout-name="AL2T1" presentation:use-date-time-name="dtd1" xml:id="id14" draw:id="id14">
        <draw:frame presentation:style-name="pr2" draw:text-style-name="P8" draw:layer="layout" svg:width="16.506cm" svg:height="1.681cm" svg:x="10.795cm" svg:y="0cm" presentation:class="title" presentation:user-transformed="true">
          <draw:text-box>
            <text:p><text:span text:style-name="T10">Space Reservation tokens in ATLAS</text:span>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4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Title12" presentation:presentation-page-layout-name="AL2T1" presentation:use-date-time-name="dtd1" xml:id="id15" draw:id="id15">
        <draw:frame presentation:style-name="pr2" draw:layer="layout" svg:width="16.506cm" svg:height="1.681cm" svg:x="10.795cm" svg:y="0cm" presentation:class="title">
          <draw:text-box>
            <text:p>Tuning of RAID card in disk pool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Title12" presentation:presentation-page-layout-name="AL2T1" presentation:use-date-time-name="dtd1" xml:id="id16" draw:id="id16">
        <draw:frame presentation:style-name="pr2" draw:layer="layout" svg:width="16.506cm" svg:height="1.681cm" svg:x="10.795cm" svg:y="0cm" presentation:class="title">
          <draw:text-box>
            <text:p>Additional tunings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6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8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0" style:family="presentation" style:parent-style-name="Title3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3" style:family="presentation" style:parent-style-name="Title4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4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5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6" style:family="presentation" style:parent-style-name="Title5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7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8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9" style:family="presentation" style:parent-style-name="Title6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0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2" style:family="presentation" style:parent-style-name="Title7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5" style:family="presentation" style:parent-style-name="Title8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6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7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8" style:family="presentation" style:parent-style-name="Title9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9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0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1" style:family="presentation" style:parent-style-name="Title10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2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3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4" style:family="presentation" style:parent-style-name="Title11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5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6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7" style:family="presentation" style:parent-style-name="Title12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8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9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2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7ebf3" fo:font-size="16pt" fo:language="en" fo:country="GB" fo:font-weight="bold" style:font-size-asian="16pt" style:font-weight-asian="bold" style:font-size-complex="16pt" style:font-weight-complex="bold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Default-title" draw:layer="backgroundobjects" svg:width="16.506cm" svg:height="1.681cm" svg:x="10.795cm" svg:y="0cm" presentation:class="title" presentation:placeholder="true">
        <draw:text-box/>
      </draw:frame>
      <draw:frame presentation:style-name="Default-outline1" draw:layer="backgroundobjects" svg:width="25.197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-title" draw:layer="backgroundobjects" svg:width="16.506cm" svg:height="1.681cm" svg:x="10.795cm" svg:y="0cm" presentation:class="title" presentation:placeholder="true">
        <draw:text-box/>
      </draw:frame>
      <draw:frame presentation:style-name="Title1-outline1" draw:layer="backgroundobjects" svg:width="25.197cm" svg:height="13.86cm" svg:x="1.397cm" svg:y="4.912cm" presentation:class="outline" presentation:placeholder="true">
        <draw:text-box/>
      </draw:frame>
      <draw:frame presentation:style-name="Mpr4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4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4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2-title" draw:layer="backgroundobjects" svg:width="16.506cm" svg:height="1.681cm" svg:x="10.795cm" svg:y="0cm" presentation:class="title" presentation:placeholder="true">
        <draw:text-box/>
      </draw:frame>
      <draw:frame presentation:style-name="Title2-outline1" draw:layer="backgroundobjects" svg:width="25.197cm" svg:height="13.86cm" svg:x="1.397cm" svg:y="4.912cm" presentation:class="outline" presentation:placeholder="true">
        <draw:text-box/>
      </draw:frame>
      <draw:frame presentation:style-name="Mpr7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7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7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3-title" draw:layer="backgroundobjects" svg:width="16.506cm" svg:height="1.681cm" svg:x="10.795cm" svg:y="0cm" presentation:class="title" presentation:placeholder="true">
        <draw:text-box/>
      </draw:frame>
      <draw:frame presentation:style-name="Title3-outline1" draw:layer="backgroundobjects" svg:width="25.197cm" svg:height="13.86cm" svg:x="1.397cm" svg:y="4.912cm" presentation:class="outline" presentation:placeholder="true">
        <draw:text-box/>
      </draw:frame>
      <draw:frame presentation:style-name="Mpr10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0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0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4-title" draw:layer="backgroundobjects" svg:width="16.506cm" svg:height="1.681cm" svg:x="10.795cm" svg:y="0cm" presentation:class="title" presentation:placeholder="true">
        <draw:text-box/>
      </draw:frame>
      <draw:frame presentation:style-name="Title4-outline1" draw:layer="backgroundobjects" svg:width="25.197cm" svg:height="13.86cm" svg:x="1.397cm" svg:y="4.912cm" presentation:class="outline" presentation:placeholder="true">
        <draw:text-box/>
      </draw:frame>
      <draw:frame presentation:style-name="Mpr13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3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3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5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5-title" draw:layer="backgroundobjects" svg:width="16.506cm" svg:height="1.681cm" svg:x="10.795cm" svg:y="0cm" presentation:class="title" presentation:placeholder="true">
        <draw:text-box/>
      </draw:frame>
      <draw:frame presentation:style-name="Title5-outline1" draw:layer="backgroundobjects" svg:width="25.197cm" svg:height="13.86cm" svg:x="1.397cm" svg:y="4.912cm" presentation:class="outline" presentation:placeholder="true">
        <draw:text-box/>
      </draw:frame>
      <draw:frame presentation:style-name="Mpr16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6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6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6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6-title" draw:layer="backgroundobjects" svg:width="16.506cm" svg:height="1.681cm" svg:x="10.795cm" svg:y="0cm" presentation:class="title" presentation:placeholder="true">
        <draw:text-box/>
      </draw:frame>
      <draw:frame presentation:style-name="Title6-outline1" draw:layer="backgroundobjects" svg:width="25.197cm" svg:height="13.86cm" svg:x="1.397cm" svg:y="4.912cm" presentation:class="outline" presentation:placeholder="true">
        <draw:text-box/>
      </draw:frame>
      <draw:frame presentation:style-name="Mpr19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9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9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20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0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1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1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7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7-title" draw:layer="backgroundobjects" svg:width="16.506cm" svg:height="1.681cm" svg:x="10.795cm" svg:y="0cm" presentation:class="title" presentation:placeholder="true">
        <draw:text-box/>
      </draw:frame>
      <draw:frame presentation:style-name="Title7-outline1" draw:layer="backgroundobjects" svg:width="25.197cm" svg:height="13.86cm" svg:x="1.397cm" svg:y="4.912cm" presentation:class="outline" presentation:placeholder="true">
        <draw:text-box/>
      </draw:frame>
      <draw:frame presentation:style-name="Mpr22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2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2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2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3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4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8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8-title" draw:layer="backgroundobjects" svg:width="16.506cm" svg:height="1.681cm" svg:x="10.795cm" svg:y="0cm" presentation:class="title" presentation:placeholder="true">
        <draw:text-box/>
      </draw:frame>
      <draw:frame presentation:style-name="Title8-outline1" draw:layer="backgroundobjects" svg:width="25.197cm" svg:height="13.86cm" svg:x="1.397cm" svg:y="4.912cm" presentation:class="outline" presentation:placeholder="true">
        <draw:text-box/>
      </draw:frame>
      <draw:frame presentation:style-name="Mpr25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5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5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6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7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9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9-title" draw:layer="backgroundobjects" svg:width="16.506cm" svg:height="1.681cm" svg:x="10.795cm" svg:y="0cm" presentation:class="title" presentation:placeholder="true">
        <draw:text-box/>
      </draw:frame>
      <draw:frame presentation:style-name="Title9-outline1" draw:layer="backgroundobjects" svg:width="25.197cm" svg:height="13.86cm" svg:x="1.397cm" svg:y="4.912cm" presentation:class="outline" presentation:placeholder="true">
        <draw:text-box/>
      </draw:frame>
      <draw:frame presentation:style-name="Mpr28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8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8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9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9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0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0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0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0-title" draw:layer="backgroundobjects" svg:width="16.506cm" svg:height="1.681cm" svg:x="10.795cm" svg:y="0cm" presentation:class="title" presentation:placeholder="true">
        <draw:text-box/>
      </draw:frame>
      <draw:frame presentation:style-name="Title10-outline1" draw:layer="backgroundobjects" svg:width="25.197cm" svg:height="13.86cm" svg:x="1.397cm" svg:y="4.912cm" presentation:class="outline" presentation:placeholder="true">
        <draw:text-box/>
      </draw:frame>
      <draw:frame presentation:style-name="Mpr31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1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1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32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2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3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3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1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1-title" draw:layer="backgroundobjects" svg:width="16.506cm" svg:height="1.681cm" svg:x="10.795cm" svg:y="0cm" presentation:class="title" presentation:placeholder="true">
        <draw:text-box/>
      </draw:frame>
      <draw:frame presentation:style-name="Title11-outline1" draw:layer="backgroundobjects" svg:width="25.197cm" svg:height="13.86cm" svg:x="1.397cm" svg:y="4.912cm" presentation:class="outline" presentation:placeholder="true">
        <draw:text-box/>
      </draw:frame>
      <draw:frame presentation:style-name="Mpr34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4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4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5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5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6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6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2" style:page-layout-name="PM1" draw:style-name="Mdp1"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2-title" draw:layer="backgroundobjects" svg:width="16.506cm" svg:height="1.681cm" svg:x="10.795cm" svg:y="0cm" presentation:class="title" presentation:placeholder="true">
        <draw:text-box/>
      </draw:frame>
      <draw:frame presentation:style-name="Title12-outline1" draw:layer="backgroundobjects" svg:width="25.197cm" svg:height="13.86cm" svg:x="1.397cm" svg:y="4.912cm" presentation:class="outline" presentation:placeholder="true">
        <draw:text-box/>
      </draw:frame>
      <draw:frame presentation:style-name="Mpr37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7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7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2-title" draw:layer="backgroundobjects" svg:width="13.966cm" svg:height="10.474cm" svg:x="3.81cm" svg:y="2.12cm" presentation:class="page"/>
        <draw:frame presentation:style-name="Title12-notes" draw:layer="backgroundobjects" svg:width="17.268cm" svg:height="12.569cm" svg:x="2.161cm" svg:y="13.269cm" presentation:class="notes" presentation:placeholder="true">
          <draw:text-box/>
        </draw:frame>
        <draw:frame presentation:style-name="Mpr38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8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9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9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dc:title>Folie 1</dc:title>
    <dc:date>2014-08-21T11:54:58</dc:date>
    <meta:print-date>2007-11-24T11:00:28</meta:print-date>
    <dc:language>de-DE</dc:language>
    <meta:editing-cycles>792</meta:editing-cycles>
    <meta:editing-duration>PT17H56M47S</meta:editing-duration>
    <dc:creator>Gen Kawamura</dc:creator>
    <meta:document-statistic meta:object-count="275"/>
    <meta:user-defined meta:name="Info 1"/>
    <meta:user-defined meta:name="Info 2"/>
    <meta:user-defined meta:name="Info 3"/>
    <meta:user-defined meta:name="Info 4"/>
  </office:meta>
</office:document-meta>
</file>